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edCaseInsensitiveMapTests.clearFrom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edCaseInsensitiveMapTests.computeIfAbsentWithExist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nkedCaseInsensitiveMapTests.getOrDefaultWith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nkedCaseInsensitiveMapTests.getOr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nkedCaseInsensitiveMapTests.nextAndRemove( Iterator &lt; ? &gt;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edCaseInsensitiveMapTests.removeFromKeySetVia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edCaseInsensitiveMapTests.removeFromEntrySetVia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edCaseInsensitiveMapTests.removeFromValuesVia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edCaseInsensitiveMapTests.putWithOverlapping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nkedCaseInsensitiveMapTests.removeFrom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edCaseInsensitiveMapTests.putAn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nkedCaseInsensitiveMapTests.removeFrom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edCaseInsensitiveMapTests.map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inkedCaseInsensitiveMapTests.clearFrom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edCaseInsensitiveMapTests.removeFrom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edCaseInsensitiveMapTests.computeIfAbsentWithComput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edCaseInsensitiveMapTests.clearFrom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